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officeooo:paragraph-rsid="0007b936"/>
    </style:style>
    <style:style style:name="P4" style:family="paragraph" style:parent-style-name="Table_20_Contents" style:list-style-name="L1"/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officeooo:paragraph-rsid="0007b936"/>
    </style:style>
    <style:style style:name="P7" style:family="paragraph" style:parent-style-name="Table_20_Contents" style:list-style-name="L2"/>
    <style:style style:name="T1" style:family="text">
      <style:text-properties officeooo:rsid="0007b936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<text:span text:style-name="T1">Responsabile Tirocini</text:span> visualizza registro attività tirocinant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6"><text:span text:style-name="T1">N/D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<text:span text:style-name="T1">Responsabile Tirocini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L'utente accede al sistema e viene riconosciuto come <text:span text:style-name="T1">responsabile tirocini</text:span>.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2344340" text:style-name="Numerazione_20_UC">
              <text:list-item text:start-value="1">
                <text:p text:style-name="Azione_20_attore"><text:span text:style-name="T1">Il responsabile tirocini</text:span> accede all'area per Visualizzare le attività di un tirocinante nel registro.</text:p>
              </text:list-item>
              <text:list-item>
                <text:p text:style-name="Azione_20_sistema">Il sistema risponde mostrando un'area di ricerca (include <text:span text:style-name="T2">Ricerca</text:span>)</text:p>
              </text:list-item>
              <text:list-item>
                <text:p text:style-name="Azione_20_attore"><text:span text:style-name="T1">Il responsabile tirocini</text:span> inserisce la matricola del tirocinante e sottomette al sistema.</text:p>
              </text:list-item>
              <text:list-item>
                <text:p text:style-name="Azione_20_sistema">Il sistema visualizza la scheda con le attività del tirocinante ricercato e i relativi campi (Data, Ora inizio, Ora fine, descrizione).</text:p>
              </text:list-item>
              <text:list-item>
                <text:p text:style-name="Azione_20_attore"><text:span text:style-name="T1">Il responsabile tirocini</text:span> visualizza la scheda coi dati del tirocinante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sistema mostra i dati del tirocinante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2327195" text:style-name="L2">
              <text:list-item text:start-value="1">
                <text:p text:style-name="P7">Il sistema mostra all'utente un messaggio di errore che indica l'errore verificatosi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Il sistema deve visualizzare tutte le form entro 20 secondi dalla richiesta.</text:p>
            <text:p text:style-name="Table_20_Contents">Il sistema deve visualizzare il messaggio di errore o la fascia oraria aggiornata entro 20 secondi dalla conferma delle modifiche.</text:p>
          </table:table-cell>
        </table:table-row>
      </table:table>
      <text:p text:style-name="P3">UC_M_<text:span text:style-name="T1">47</text:span>_<text:span text:style-name="T1">Responsabile Tirocini</text:span> visualizza registro attività tirocina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4T12:20:37.03</meta:creation-date>
    <meta:editing-duration>P0D</meta:editing-duration>
    <meta:editing-cycles>2</meta:editing-cycles>
    <meta:generator>LibreOffice/3.6$Windows_x86 LibreOffice_project/da8c1e6-fd468f4-454e206-f42a4a9-143cfd</meta:generator>
    <dc:date>2012-12-04T12:24:07.41</dc:date>
    <meta:document-statistic meta:table-count="1" meta:image-count="0" meta:object-count="0" meta:page-count="1" meta:paragraph-count="22" meta:word-count="166" meta:character-count="1170" meta:non-whitespace-character-count="1032"/>
  </office:meta>
</office:document-meta>
</file>